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-29995" calcext:value-type="float">
            <text:p>-29995</text:p>
          </table:table-cell>
          <table:table-cell/>
          <table:table-cell table:formula="of:=[.E106]-[.E105]" office:value-type="float" office:value="-14928" calcext:value-type="float">
            <text:p>-14928</text:p>
          </table:table-cell>
          <table:table-cell/>
          <table:table-cell table:formula="of:=[.H105]+[.G106]" office:value-type="float" office:value="31151" calcext:value-type="float">
            <text:p>31151</text:p>
          </table:table-cell>
          <table:table-cell/>
          <table:table-cell table:formula="of:=[.I106]-[.I105]"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31151" calcext:value-type="float">
            <text:p>3115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31151" calcext:value-type="float">
            <text:p>3115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31151" calcext:value-type="float">
            <text:p>3115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0T04:37:12.119847923</dc:date>
    <meta:editing-cycles>127</meta:editing-cycles>
    <meta:editing-duration>P27DT19H2M51S</meta:editing-duration>
    <meta:generator>LibreOffice/6.0.3.2$Linux_X86_64 LibreOffice_project/00m0$Build-2</meta:generator>
    <meta:document-statistic meta:table-count="1" meta:cell-count="1049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9995">
                <text:p>-29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928">
                <text:p>-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151">
                <text:p>311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